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8282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008282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8282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008282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2">1. TP1: =004471</text:p>
      <text:p text:style-name="P2">sniff sniff</text:p>
      <text:p text:style-name="P2">hey terezi!</text:p>
      <text:p text:style-name="P2">heeeeeeeyyyyyyy!</text:p>
      <text:p text:style-name="P2">hiiiiii terezi!</text:p>
      <text:p text:style-name="P2">hiiiiiiiiiiiiiiiiiiiiiiiiiiiiiiiiii!</text:p>
      <text:p text:style-name="P2">sniff sniff sniff</text:p>
      <text:p text:style-name="P2">heeheeheeheeheeheeheeheeheeheeheeheeheehee!</text:p>
      <text:p text:style-name="P2">_</text:p>
      <text:p text:style-name="P1">Act 5 Act 2</text:p>
      <text:p text:style-name="P2">_</text:p>
      <text:p text:style-name="P1">Act 6</text:p>
      <text:p text:style-name="P2"><text:soft-page-break/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1">Act 6 Act 5 Act 1</text:p>
      <text:p text:style-name="P2">_</text:p>
      <text:p text:style-name="P1">Act 6 Intermission 5</text:p>
      <text:p text:style-name="P2">_</text:p>
      <text:p text:style-name="P1"><text:soft-page-break/>Act 6 Act 6</text:p>
      <text:p text:style-name="P2">_</text:p>
      <text:p text:style-name="P1">Act 6 Act 6 Intermission 1</text:p>
      <text:p text:style-name="P2">_</text:p>
      <text:p text:style-name="P1">Act 6 Act 6 Act 2</text:p>
      <text:p text:style-name="P2">_</text:p>
      <text:p text:style-name="P1">Act 6 Act 6 Intermission 2</text:p>
      <text:p text:style-name="P2">_</text:p>
      <text:p text:style-name="P1">Act 6 Act 6 Act 3</text:p>
      <text:p text:style-name="P2">_</text:p>
      <text:p text:style-name="P1">Act 6 Act 6 Intermission 3</text:p>
      <text:p text:style-name="P2">_</text:p>
      <text:p text:style-name="P1">Act 6 Act 6 Act 4</text:p>
      <text:p text:style-name="P2">_</text:p>
      <text:p text:style-name="P1">Act 6 Act 6 Intermission 4</text:p>
      <text:p text:style-name="P2">_</text:p>
      <text:p text:style-name="P2">2. JE1: =009185</text:p>
      <text:p text:style-name="P2">sniff sniff</text:p>
      <text:p text:style-name="P2">sniff sniff sniff sniff</text:p>
      <text:p text:style-name="P2">_</text:p>
      <text:p text:style-name="P2">3. JE2: =009187</text:p>
      <text:p text:style-name="P2">bye!</text:p>
      <text:p text:style-name="P2">heeheeheeheehee!</text:p>
      <text:p text:style-name="P2">_</text:p>
      <text:p text:style-name="P2"><text:soft-page-break/>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72" meta:word-count="171" meta:character-count="677"/>
    <meta:generator>OpenOffice/4.1.2$Win32 OpenOffice.org_project/412m3$Build-9782</meta:generator>
  </office:meta>
</office:document-meta>
</file>